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0])" office:value-type="float" office:value="249.39" calcext:value-type="float">
            <text:p>249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4:.C36])" office:value-type="float" office:value="2184.81" calcext:value-type="float">
            <text:p>2184.81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0:.C45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" table:formula="of:=SUM([.C48:.C52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7:.C68])" office:value-type="float" office:value="1518.28" calcext:value-type="float">
            <text:p>1518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0])" office:value-type="float" office:value="4234.94" calcext:value-type="float">
            <text:p>4234.94</text:p>
          </table:table-cell>
          <table:table-cell table:formula="of:=SUM([.D1:.D70])" office:value-type="float" office:value="4234.94" calcext:value-type="float">
            <text:p>4234.94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75:.C83])" office:value-type="float" office:value="-824.52" calcext:value-type="float">
            <text:p>-8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71];[.D84])" office:value-type="float" office:value="3410.42" calcext:value-type="float">
            <text:p>3410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00-00-00</text:date>, <text:time style:data-style-name="N2" text:time-value="22:00:11.743403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2:03:11.978507409</dc:date>
    <meta:editing-duration>P1DT8H25M41S</meta:editing-duration>
    <meta:editing-cycles>170</meta:editing-cycles>
    <meta:generator>LibreOffice/5.1.6.2$Linux_X86_64 LibreOffice_project/10m0$Build-2</meta:generator>
    <meta:document-statistic meta:table-count="4" meta:cell-count="567" meta:object-count="0"/>
  </office:meta>
</office:document-meta>
</file>